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Raz dwa trz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jciech Wypych</meta:initial-creator>
    <dc:creator>Wojciech Wypych</dc:creator>
    <meta:creation-date>2021-05-06T17:20:00Z</meta:creation-date>
    <dc:date>2021-05-06T17:21:00Z</dc:date>
    <meta:template xlink:href="Normal" xlink:type="simple"/>
    <meta:editing-cycles>1</meta:editing-cycles>
    <meta:editing-duration>PT60S</meta:editing-duration>
    <meta:document-statistic meta:page-count="1" meta:paragraph-count="1" meta:word-count="1" meta:character-count="12" meta:row-count="1" meta:non-whitespace-character-count="12"/>
  </office:meta>
</office:document-meta>
</file>